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1550516D4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paragraph-rsid="000f6d66"/>
    </style:style>
    <style:style style:name="P2" style:family="paragraph" style:parent-style-name="Header">
      <style:paragraph-properties fo:text-align="start" style:justify-single-word="false"/>
      <style:text-properties fo:font-weight="bold" officeooo:rsid="00004059" officeooo:paragraph-rsid="000f6d66" style:font-weight-asian="bold" style:font-weight-complex="bold"/>
    </style:style>
    <style:style style:name="P3" style:family="paragraph" style:parent-style-name="Header">
      <style:text-properties officeooo:rsid="00004059" officeooo:paragraph-rsid="000f6d66"/>
    </style:style>
    <style:style style:name="P4" style:family="paragraph" style:parent-style-name="Footer">
      <style:text-properties fo:font-size="10pt" style:font-size-asian="8.75pt" style:font-size-complex="10pt"/>
    </style:style>
    <style:style style:name="P5" style:family="paragraph" style:parent-style-name="Standard">
      <style:text-properties officeooo:rsid="0010964a" officeooo:paragraph-rsid="0010964a"/>
    </style:style>
    <style:style style:name="P6" style:family="paragraph" style:parent-style-name="Standard">
      <style:text-properties officeooo:rsid="0011d10b" officeooo:paragraph-rsid="0011d10b"/>
    </style:style>
    <style:style style:name="P7" style:family="paragraph" style:parent-style-name="Standard">
      <style:text-properties officeooo:rsid="0011d10b" officeooo:paragraph-rsid="0016a9a3"/>
    </style:style>
    <style:style style:name="P8" style:family="paragraph" style:parent-style-name="Standard">
      <style:text-properties officeooo:rsid="0011d10b" officeooo:paragraph-rsid="0011d10b"/>
    </style:style>
    <style:style style:name="P9" style:family="paragraph" style:parent-style-name="Standard">
      <style:text-properties officeooo:rsid="0011d10b" officeooo:paragraph-rsid="00192adf"/>
    </style:style>
    <style:style style:name="P10" style:family="paragraph" style:parent-style-name="Standard">
      <style:text-properties officeooo:rsid="0011d10b" officeooo:paragraph-rsid="001c81e6"/>
    </style:style>
    <style:style style:name="P11" style:family="paragraph" style:parent-style-name="Standard">
      <style:text-properties officeooo:rsid="0011d10b" officeooo:paragraph-rsid="00266bf7"/>
    </style:style>
    <style:style style:name="P12" style:family="paragraph" style:parent-style-name="Standard">
      <style:text-properties officeooo:rsid="0010964a" officeooo:paragraph-rsid="0010964a"/>
    </style:style>
    <style:style style:name="P13" style:family="paragraph" style:parent-style-name="Standard">
      <style:text-properties officeooo:rsid="0010964a" officeooo:paragraph-rsid="001cd229"/>
    </style:style>
    <style:style style:name="P14" style:family="paragraph" style:parent-style-name="Standard">
      <style:text-properties fo:color="#800000" fo:font-style="italic" fo:font-weight="bold" officeooo:rsid="0011d10b" officeooo:paragraph-rsid="001c81e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00ae00" fo:font-size="14pt" fo:font-weight="bold" officeooo:rsid="0010964a" officeooo:paragraph-rsid="0010964a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ae00" fo:font-size="14pt" fo:font-weight="bold" officeooo:rsid="0011d10b" officeooo:paragraph-rsid="0011d10b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16a9a3"/>
    </style:style>
    <style:style style:name="P18" style:family="paragraph" style:parent-style-name="Standard">
      <style:text-properties fo:font-weight="bold" officeooo:rsid="0010964a" officeooo:paragraph-rsid="0010964a" style:font-weight-asian="bold" style:font-weight-complex="bold"/>
    </style:style>
    <style:style style:name="P19" style:family="paragraph" style:parent-style-name="Standard">
      <style:text-properties fo:font-weight="bold" officeooo:rsid="0010964a" officeooo:paragraph-rsid="001cd229" style:font-weight-asian="bold" style:font-weight-complex="bold"/>
    </style:style>
    <style:style style:name="P20" style:family="paragraph" style:parent-style-name="Standard">
      <style:text-properties fo:font-weight="bold" officeooo:rsid="0011d10b" officeooo:paragraph-rsid="0011d10b" style:font-weight-asian="bold" style:font-weight-complex="bold"/>
    </style:style>
    <style:style style:name="P21" style:family="paragraph" style:parent-style-name="Standard">
      <style:text-properties fo:font-weight="bold" officeooo:rsid="0011d10b" officeooo:paragraph-rsid="00192adf" style:font-weight-asian="bold" style:font-weight-complex="bold"/>
    </style:style>
    <style:style style:name="P22" style:family="paragraph" style:parent-style-name="Standard">
      <style:text-properties fo:font-weight="bold" officeooo:rsid="0011d10b" officeooo:paragraph-rsid="00266bf7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10964a" officeooo:paragraph-rsid="0010964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0964a" officeooo:paragraph-rsid="001cd229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0964a" officeooo:paragraph-rsid="002167ae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1d10b" officeooo:paragraph-rsid="0011d10b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1d10b" officeooo:paragraph-rsid="00192adf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1d10b" officeooo:paragraph-rsid="00266bf7"/>
    </style:style>
    <style:style style:name="T1" style:family="text">
      <style:text-properties fo:font-size="14pt" officeooo:rsid="00004059" style:font-size-asian="14pt" style:font-size-complex="14pt"/>
    </style:style>
    <style:style style:name="T2" style:family="text">
      <style:text-properties fo:font-size="14pt" officeooo:rsid="000f6d66" style:font-size-asian="14pt" style:font-size-complex="14pt"/>
    </style:style>
    <style:style style:name="T3" style:family="text">
      <style:text-properties fo:font-size="14pt" fo:font-weight="bold" officeooo:rsid="000f6d66" style:font-size-asian="14pt" style:font-weight-asian="bold" style:font-size-complex="14pt" style:font-weight-complex="bold"/>
    </style:style>
    <style:style style:name="T4" style:family="text">
      <style:text-properties officeooo:rsid="00004059"/>
    </style:style>
    <style:style style:name="T5" style:family="text">
      <style:text-properties officeooo:rsid="0011d10b"/>
    </style:style>
    <style:style style:name="T6" style:family="text">
      <style:text-properties officeooo:rsid="00132991"/>
    </style:style>
    <style:style style:name="T7" style:family="text">
      <style:text-properties officeooo:rsid="0016a9a3"/>
    </style:style>
    <style:style style:name="T8" style:family="text">
      <style:text-properties officeooo:rsid="0017a3d8"/>
    </style:style>
    <style:style style:name="T9" style:family="text">
      <style:text-properties officeooo:rsid="00192adf"/>
    </style:style>
    <style:style style:name="T10" style:family="text">
      <style:text-properties officeooo:rsid="001b1290"/>
    </style:style>
    <style:style style:name="T11" style:family="text">
      <style:text-properties officeooo:rsid="001c293f"/>
    </style:style>
    <style:style style:name="T12" style:family="text">
      <style:text-properties officeooo:rsid="001c81e6"/>
    </style:style>
    <style:style style:name="T13" style:family="text">
      <style:text-properties officeooo:rsid="001cd229"/>
    </style:style>
    <style:style style:name="T14" style:family="text">
      <style:text-properties officeooo:rsid="001fd41d"/>
    </style:style>
    <style:style style:name="T15" style:family="text">
      <style:text-properties officeooo:rsid="00208c99"/>
    </style:style>
    <style:style style:name="T16" style:family="text">
      <style:text-properties officeooo:rsid="002167ae"/>
    </style:style>
    <style:style style:name="T17" style:family="text">
      <style:text-properties officeooo:rsid="0022c188"/>
    </style:style>
    <style:style style:name="T18" style:family="text">
      <style:text-properties officeooo:rsid="0024cb2f"/>
    </style:style>
    <style:style style:name="T19" style:family="text">
      <style:text-properties officeooo:rsid="0024d359"/>
    </style:style>
    <style:style style:name="T20" style:family="text">
      <style:text-properties officeooo:rsid="00266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1 – Le matériel d'éclairage et de contrôle : identification</text:p>
      <text:p text:style-name="P5"/>
      <text:p text:style-name="P18"><text:span text:style-name="T8">a - </text:span>Repérer les différents types de matériels à disposition : identifier les <text:span text:style-name="T11">éléments suivants</text:span></text:p>
      <text:p text:style-name="P5"/>
      <text:p text:style-name="P23">- PAR, RADIUS, SERVOSPOT, barre à leds …</text:p>
      <text:p text:style-name="P23">- la console de contrôle DMX : <text:span text:style-name="T7">préciser à quoi correspond le sigle DMX et ce qu'il nomme</text:span></text:p>
      <text:p text:style-name="P23">- le boîtier <text:span text:style-name="T5">USB/DMX : </text:span><text:span text:style-name="T7">indiquer son rôle</text:span></text:p>
      <text:p text:style-name="P5"/>
      <text:p text:style-name="P20"><text:span text:style-name="T8">b - </text:span>Caractériser les éléments présents sur la barre de fixation : </text:p>
      <text:p text:style-name="P6"/>
      <text:p text:style-name="P26">- système<text:span text:style-name="T6">s</text:span> de projection et d'éclairage</text:p>
      <text:p text:style-name="P26">- éléments de la face arrière <text:span text:style-name="T7">communs aux différents types d'éclairage</text:span></text:p>
      <text:p text:style-name="P26">- éléments de fixation</text:p>
      <text:p text:style-name="P6"/>
      <text:p text:style-name="P21"><text:span text:style-name="T9">c – Le SERVOSPOT :</text:span></text:p>
      <text:p text:style-name="P9"><text:span text:style-name="T9"/></text:p>
      <text:p text:style-name="P27"><text:span text:style-name="T9">- A quoi correspond</text:span><text:span text:style-name="T17">ent</text:span><text:span text:style-name="T9"> le PAN, le TILT ?</text:span></text:p>
      <text:p text:style-name="P27"><text:span text:style-name="T9">- Qu'est-ce qu'un GOBO ? </text:span><text:span text:style-name="T10">Situer sur la vue éclatée ( voir doc )</text:span></text:p>
      <text:p text:style-name="P6"/>
      <text:p text:style-name="P22"><text:span text:style-name="T11">d</text:span><text:span text:style-name="T8"> – </text:span><text:span text:style-name="T20">Utilisation/manipulation :</text:span></text:p>
      <text:p text:style-name="P11"><text:span text:style-name="T20"/></text:p>
      <text:p text:style-name="P28"><text:span text:style-name="T20">- </text:span>Indiquer les précautions d'utilisation ou de manipulation à prendre. </text:p>
      <text:p text:style-name="P28"><text:span text:style-name="T20">- Donner la gamme de tension/fréquence </text:span><text:span text:style-name="T8">d'alimentation. </text:span><text:span text:style-name="T20">Quelle valeur sera utilisée en pratique en France ?</text:span></text:p>
      <text:p text:style-name="P28"><text:span text:style-name="T20">- Q</text:span><text:span text:style-name="T8">u'est-ce qu'un </text:span><text:span text:style-name="T20">'</text:span><text:span text:style-name="T8">dimmer</text:span><text:span text:style-name="T20">'</text:span><text:span text:style-name="T8"> ? Peut-on raccorder ces appareils à un </text:span><text:span text:style-name="T20">'</text:span><text:span text:style-name="T8">dimmer</text:span><text:span text:style-name="T20">'</text:span><text:span text:style-name="T8"> ?</text:span></text:p>
      <text:p text:style-name="P5"/>
      <text:p text:style-name="P19"><text:span text:style-name="T13">e – Puissance électrique consommée :</text:span></text:p>
      <text:p text:style-name="P13"><text:span text:style-name="T13"/></text:p>
      <text:p text:style-name="P24"><text:span text:style-name="T13">- Evaluer la puissance électrique consommée sur le secteur par l'ensemble des projecteurs montés sur la barre de fixation. A quel ampérage cela correspond-t-il ?</text:span></text:p>
      <text:p text:style-name="P25"><text:span text:style-name="T16">- Peut-on envisager sans problème d'alimenter l'ensemble à partir d'une seule prise électrique 'classique' e</text:span><text:span text:style-name="T18">t d'un câble 1,5mm² <text:s/></text:span><text:span text:style-name="T16">? </text:span><text:span text:style-name="T19">d'un câble 0,75 mm² ? </text:span><text:span text:style-name="T18">( justifier la réponse )</text:span></text:p>
      <text:p text:style-name="P13"><text:span text:style-name="T13"/></text:p>
      <text:p text:style-name="P5"/>
      <text:p text:style-name="P16">2 – Test du matériel <text:span text:style-name="T15">d'éclairage</text:span></text:p>
      <text:p text:style-name="P6"/>
      <text:p text:style-name="P7"><text:span text:style-name="T8">a </text:span><text:span text:style-name="T7">- Vérifier le serrage mécanique des différents éléments</text:span></text:p>
      <text:p text:style-name="P7"><text:span text:style-name="T7"/></text:p>
      <text:p text:style-name="P7"><text:span text:style-name="T8">b </text:span><text:span text:style-name="T7">- Tester indépendamment chaque type d'éclairage en sélectionnant les options du menu permettant un fonctionnement typ</text:span><text:span text:style-name="T8">e</text:span><text:span text:style-name="T7"> manuel ou automatique ( non commandé par DMX ).</text:span></text:p>
      <text:p text:style-name="P7"><text:span text:style-name="T7"/></text:p>
      <text:p text:style-name="P14"><text:span text:style-name="T12">Attention : ne pas interconnecter les appareils par connexion </text:span><text:span text:style-name="T14">câblée </text:span><text:span text:style-name="T12">DMX</text:span></text:p>
      <text:p text:style-name="P10"><text:span text:style-name="T12"/></text:p>
      <text:p text:style-name="P10"><text:span text:style-name="T12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6d66"/>
    </style:style>
    <style:style style:name="MP2" style:family="paragraph" style:parent-style-name="Header">
      <style:paragraph-properties fo:text-align="start" style:justify-single-word="false"/>
      <style:text-properties fo:font-weight="bold" officeooo:rsid="00004059" officeooo:paragraph-rsid="000f6d66" style:font-weight-asian="bold" style:font-weight-complex="bold"/>
    </style:style>
    <style:style style:name="MP3" style:family="paragraph" style:parent-style-name="Header">
      <style:text-properties officeooo:rsid="00004059" officeooo:paragraph-rsid="000f6d66"/>
    </style:style>
    <style:style style:name="MP4" style:family="paragraph" style:parent-style-name="Footer">
      <style:text-properties fo:font-size="10pt" style:font-size-asian="8.75pt" style:font-size-complex="10pt"/>
    </style:style>
    <style:style style:name="MT1" style:family="text">
      <style:text-properties fo:font-size="14pt" officeooo:rsid="00004059" style:font-size-asian="14pt" style:font-size-complex="14pt"/>
    </style:style>
    <style:style style:name="MT2" style:family="text">
      <style:text-properties officeooo:rsid="00004059"/>
    </style:style>
    <style:style style:name="MT3" style:family="text">
      <style:text-properties fo:font-size="14pt" fo:font-weight="bold" officeooo:rsid="000f6d66" style:font-size-asian="14pt" style:font-weight-asian="bold" style:font-size-complex="14pt" style:font-weight-complex="bold"/>
    </style:style>
    <style:style style:name="MT4" style:family="text">
      <style:text-properties fo:font-size="14pt" officeooo:rsid="000f6d66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3.603cm" svg:y="-0.291cm" svg:width="3.18cm" svg:height="2.11cm" draw:z-index="0"><draw:image xlink:href="Pictures/10000000000003200000021550516D48.jpg" xlink:type="simple" xlink:show="embed" xlink:actuate="onLoad"/></draw:frame><text:span text:style-name="MT1">BTS SN Option EC</text:span><text:span text:style-name="MT2"><text:tab/></text:span><text:span text:style-name="MT3">Eclairage de scène</text:span><text:span text:style-name="MT2"><text:tab/></text:span></text:p>
        <text:p text:style-name="MP2">Initiation Systèmes<text:tab/><text:span text:style-name="MT4">Prise en main du matériel</text:span><text:tab/></text:p>
        <text:p text:style-name="MP3"/>
        <text:p text:style-name="MP3">_____________________________________________________________________________________</text:p>
      </style:header>
      <style:footer>
        <text:p text:style-name="MP4"><text:file-name text:display="name-and-extension">eclairage_scene_prise_en_main.odt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9:25:59.031000000</meta:creation-date>
    <dc:date>2015-08-31T14:49:01.53</dc:date>
    <meta:editing-duration>PT4H53M58S</meta:editing-duration>
    <meta:editing-cycles>22</meta:editing-cycles>
    <meta:generator>LibreOffice/4.0.4.2$Windows_x86 LibreOffice_project/9e9821abd0ffdbc09cd8c52eaa574fa09eb08f2</meta:generator>
    <meta:print-date>2015-08-31T12:34:36.64</meta:print-date>
    <meta:document-statistic meta:table-count="0" meta:image-count="1" meta:object-count="0" meta:page-count="1" meta:paragraph-count="27" meta:word-count="289" meta:character-count="1830" meta:non-whitespace-character-count="1559"/>
  </office:meta>
</office:document-meta>
</file>